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deas and ToDo</text:h>
      <text:h text:style-name="Heading_20_2" text:outline-level="2">Common</text:h>
      <text:list xml:id="list8918073589223162948" text:style-name="L1">
        <text:list-item>
          <text:p text:style-name="P1">Better design</text:p>
        </text:list-item>
        <text:list-item>
          <text:p text:style-name="P1">More speed</text:p>
        </text:list-item>
        <text:list-item>
          <text:p text:style-name="P1">Log everything</text:p>
        </text:list-item>
      </text:list>
      <text:h text:style-name="Heading_20_2" text:outline-level="2">Editor</text:h>
      <text:list xml:id="list37546512" text:continue-numbering="true" text:style-name="L1">
        <text:list-item>
          <text:p text:style-name="P1">Flow editing</text:p>
          <text:list>
            <text:list-item>
              <text:p text:style-name="P1">Implement undo and redo</text:p>
            </text:list-item>
          </text:list>
        </text:list-item>
        <text:list-item>
          <text:p text:style-name="P1">Allow get and save triggers to clipboard</text:p>
        </text:list-item>
      </text:list>
      <text:p text:style-name="Text_20_body"/>
      <text:h text:style-name="Heading_20_2" text:outline-level="2">Elements</text:h>
      <text:list xml:id="list37542759" text:continue-numbering="true" text:style-name="L1">
        <text:list-item>
          <text:p text:style-name="P1">Actions</text:p>
          <text:list>
            <text:list-item>
              <text:p text:style-name="P1">Internet</text:p>
              <text:list>
                <text:list-item>
                  <text:p text:style-name="P1">Dropbox</text:p>
                </text:list-item>
              </text:list>
            </text:list-item>
            <text:list-item>
              <text:p text:style-name="P1">Files</text:p>
              <text:list>
                <text:list-item>
                  <text:p text:style-name="P1">Unzip file</text:p>
                </text:list-item>
                <text:list-item>
                  <text:p text:style-name="P1">Zip file</text:p>
                </text:list-item>
                <text:list-item>
                  <text:p text:style-name="P1">Eject drive</text:p>
                </text:list-item>
                <text:list-item>
                  <text:p text:style-name="P1">Get all drives</text:p>
                </text:list-item>
              </text:list>
            </text:list-item>
            <text:list-item>
              <text:p text:style-name="P1">Image</text:p>
              <text:list>
                <text:list-item>
                  <text:p text:style-name="P1">Click on image</text:p>
                </text:list-item>
                <text:list-item>
                  <text:p text:style-name="P1">Search for an image</text:p>
                </text:list-item>
              </text:list>
            </text:list-item>
            <text:list-item>
              <text:p text:style-name="P1">Variables</text:p>
              <text:list>
                <text:list-item>
                  <text:p text:style-name="P1">Reverse list</text:p>
                </text:list-item>
                <text:list-item>
                  <text:p text:style-name="P1">Sort list</text:p>
                </text:list-item>
                <text:list-item>
                  <text:p text:style-name="P1">Encode URL</text:p>
                </text:list-item>
                <text:list-item>
                  <text:p text:style-name="P1">Encode HTML</text:p>
                </text:list-item>
                <text:list-item>
                  <text:p text:style-name="P1">Hash</text:p>
                </text:list-item>
                <text:list-item>
                  <text:p text:style-name="P1">Regular expression</text:p>
                </text:list-item>
              </text:list>
            </text:list-item>
          </text:list>
        </text:list-item>
        <text:list-item>
          <text:p text:style-name="P1">Conditions</text:p>
          <text:list>
            <text:list-item>
              <text:p text:style-name="P1">Files</text:p>
              <text:list>
                <text:list-item>
                  <text:p text:style-name="P1">Drive exists</text:p>
                </text:list-item>
              </text:list>
            </text:list-item>
            <text:list-item>
              <text:p text:style-name="P1"><text:soft-page-break/>Debugging</text:p>
              <text:list>
                <text:list-item>
                  <text:p text:style-name="P1">Debug dialogue (like in AutoMagic)</text:p>
                </text:list-item>
              </text:list>
            </text:list-item>
          </text:list>
        </text:list-item>
        <text:list-item>
          <text:p text:style-name="P1">Triggers</text:p>
          <text:list>
            <text:list-item>
              <text:p text:style-name="P1">Files</text:p>
              <text:list>
                <text:list-item>
                  <text:p text:style-name="P1">File content changes</text:p>
                </text:list-item>
                <text:list-item>
                  <text:p text:style-name="P1">Folder content changes</text:p>
                </text:list-item>
              </text:list>
            </text:list-item>
            <text:list-item>
              <text:p text:style-name="P1">Variables</text:p>
              <text:list>
                <text:list-item>
                  <text:p text:style-name="P1">Global variable changes</text:p>
                </text:list-item>
              </text:list>
            </text:list-item>
            <text:list-item>
              <text:p text:style-name="P1">User interface</text:p>
              <text:list>
                <text:list-item>
                  <text:p text:style-name="P1">Mouse gest</text:p>
                </text:list-item>
              </text:list>
            </text:list-item>
          </text:list>
        </text:list-item>
        <text:list-item>
          <text:p text:style-name="P1">Loops</text:p>
          <text:list>
            <text:list-item>
              <text:p text:style-name="P1">Loop through all files in a folder</text:p>
            </text:list-item>
            <text:list-item>
              <text:p text:style-name="P1">Loop through all lines in a file</text:p>
            </text:list-item>
            <text:list-item>
              <text:p text:style-name="P1">Parsing loop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M30S</meta:editing-duration>
    <meta:editing-cycles>9</meta:editing-cycles>
    <meta:generator>OpenOffice/4.1.0$Win32 OpenOffice.org_project/410m18$Build-9764</meta:generator>
    <dc:date>2015-06-08T17:39:09.69</dc:date>
    <dc:creator>Paul Bichler</dc:creator>
    <meta:document-statistic meta:table-count="0" meta:image-count="0" meta:object-count="0" meta:page-count="2" meta:paragraph-count="45" meta:word-count="142" meta:character-count="632"/>
    <meta:user-defined meta:name="Info 1"/>
    <meta:user-defined meta:name="Info 2"/>
    <meta:user-defined meta:name="Info 3"/>
    <meta:user-defined meta:name="Info 4"/>
  </office:meta>
</office:document-meta>
</file>